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  <style:text-properties loext:padding="0.049cm" loext:border="0.06pt solid #000000"/>
    </style:style>
    <style:style style:name="P3" style:family="paragraph" style:parent-style-name="Preformatted_20_Text">
      <style:paragraph-properties fo:padding="0.049cm" fo:border="0.06pt solid #cccccc"/>
      <style:text-properties loext:padding="0.049cm" loext:border="0.06pt solid #000000"/>
    </style:style>
    <style:style style:name="P4" style:family="paragraph" style:parent-style-name="Preformatted_20_Text">
      <style:paragraph-properties fo:padding="0.049cm" fo:border="0.06pt solid #cccccc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6" style:family="paragraph" style:parent-style-name="Text_20_body" style:list-style-name="L1">
      <style:paragraph-properties fo:padding="0.049cm" fo:border="0.06pt solid #dddddd"/>
    </style:style>
    <style:style style:name="P7" style:family="paragraph" style:parent-style-name="Text_20_body">
      <style:paragraph-properties fo:padding="0.049cm" fo:border="0.06pt solid #000000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9" style:family="paragraph" style:parent-style-name="Text_20_body" style:list-style-name="L2">
      <style:paragraph-properties fo:padding="0.049cm" fo:border="0.06pt solid #000000"/>
    </style:style>
    <style:style style:name="P10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11" style:family="paragraph" style:parent-style-name="Text_20_body" style:list-style-name="L3">
      <style:paragraph-properties fo:padding="0.049cm" fo:border="0.06pt solid #000000"/>
      <style:text-properties loext:padding="0.049cm" loext:border="0.06pt solid #000000"/>
    </style:style>
    <style:style style:name="P12" style:family="paragraph" style:parent-style-name="Text_20_body" style:list-style-name="L3">
      <style:paragraph-properties fo:margin-top="0cm" fo:margin-bottom="0cm" style:contextual-spacing="false" fo:padding="0.049cm" fo:border="0.06pt solid #000000"/>
    </style:style>
    <style:style style:name="P13" style:family="paragraph" style:parent-style-name="Text_20_body" style:list-style-name="L4">
      <style:paragraph-properties fo:margin-top="0cm" fo:margin-bottom="0cm" style:contextual-spacing="false" fo:padding="0.049cm" fo:border="0.06pt solid #000000"/>
    </style:style>
    <style:style style:name="P14" style:family="paragraph" style:parent-style-name="Text_20_body" style:list-style-name="L4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style:text-underline-style="solid" style:text-underline-width="auto" style:text-underline-color="font-color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8050. Count K-Subsequences of a String With Maximum Beauty</text:h>
      <text:p text:style-name="Text_20_body"><text:a xlink:type="simple" xlink:href="https://leetcode.com/contest/biweekly-contest-112/problems/count-k-subsequences-of-a-string-with-maximum-beauty/submissions/" text:style-name="Internet_20_link" text:visited-style-name="Visited_20_Internet_20_Link"><text:span text:style-name="T2">My Submissions</text:span></text:a><text:a xlink:type="simple" xlink:href="https://leetcode.com/contest/biweekly-contest-112/" text:style-name="Internet_20_link" text:visited-style-name="Visited_20_Internet_20_Link"><text:span text:style-name="T3">Back to Contest</text:span></text:a></text:p>
      <text:list xml:id="list409095018" text:style-name="L1">
        <text:list-item>
          <text:p text:style-name="P5"><text:span text:style-name="Strong_20_Emphasis"><text:span text:style-name="T1">User Accepted:</text:span></text:span><text:span text:style-name="T1">0</text:span></text:p>
        </text:list-item>
        <text:list-item>
          <text:p text:style-name="P5"><text:span text:style-name="Strong_20_Emphasis"><text:span text:style-name="T1">User Tried:</text:span></text:span><text:span text:style-name="T1">0</text:span></text:p>
        </text:list-item>
        <text:list-item>
          <text:p text:style-name="P5"><text:span text:style-name="Strong_20_Emphasis"><text:span text:style-name="T1">Total Accepted:</text:span></text:span><text:span text:style-name="T1">0</text:span></text:p>
        </text:list-item>
        <text:list-item>
          <text:p text:style-name="P5"><text:span text:style-name="Strong_20_Emphasis"><text:span text:style-name="T1">Total Submissions:</text:span></text:span><text:span text:style-name="T1">0</text:span></text:p>
        </text:list-item>
        <text:list-item>
          <text:p text:style-name="P6"><text:span text:style-name="Strong_20_Emphasis"><text:span text:style-name="T1">Difficulty:</text:span></text:span><text:span text:style-name="T1">Hard</text:span></text:p>
        </text:list-item>
      </text:list>
      <text:p text:style-name="P7"><text:span text:style-name="T1">You are given a string </text:span><text:span text:style-name="Source_20_Text"><text:span text:style-name="T1">s</text:span></text:span><text:span text:style-name="T1"> and an integer </text:span><text:span text:style-name="Source_20_Text"><text:span text:style-name="T1">k</text:span></text:span><text:span text:style-name="T1">.</text:span></text:p>
      <text:p text:style-name="P7"><text:span text:style-name="T1">A </text:span><text:span text:style-name="Strong_20_Emphasis"><text:span text:style-name="T1">k-subsequence</text:span></text:span><text:span text:style-name="T1"> is a </text:span><text:span text:style-name="Strong_20_Emphasis"><text:span text:style-name="T1">subsequence</text:span></text:span><text:span text:style-name="T1"> of </text:span><text:span text:style-name="Source_20_Text"><text:span text:style-name="T1">s</text:span></text:span><text:span text:style-name="T1">, having length </text:span><text:span text:style-name="Source_20_Text"><text:span text:style-name="T1">k</text:span></text:span><text:span text:style-name="T1">, and all its characters are </text:span><text:span text:style-name="Strong_20_Emphasis"><text:span text:style-name="T1">unique</text:span></text:span><text:span text:style-name="T1">, </text:span><text:span text:style-name="Strong_20_Emphasis"><text:span text:style-name="T1">i.e</text:span></text:span><text:span text:style-name="T1">., every character occurs once.</text:span></text:p>
      <text:p text:style-name="P7"><text:span text:style-name="T1">Let </text:span><text:span text:style-name="Source_20_Text"><text:span text:style-name="T1">f(c)</text:span></text:span><text:span text:style-name="T1"> denote the number of times the character </text:span><text:span text:style-name="Source_20_Text"><text:span text:style-name="T1">c</text:span></text:span><text:span text:style-name="T1"> occurs in </text:span><text:span text:style-name="Source_20_Text"><text:span text:style-name="T1">s</text:span></text:span><text:span text:style-name="T1">.</text:span></text:p>
      <text:p text:style-name="P7"><text:span text:style-name="T1">The </text:span><text:span text:style-name="Strong_20_Emphasis"><text:span text:style-name="T1">beauty</text:span></text:span><text:span text:style-name="T1"> of a </text:span><text:span text:style-name="Strong_20_Emphasis"><text:span text:style-name="T1">k-subsequence</text:span></text:span><text:span text:style-name="T1"> is the </text:span><text:span text:style-name="Strong_20_Emphasis"><text:span text:style-name="T1">sum</text:span></text:span><text:span text:style-name="T1"> of </text:span><text:span text:style-name="Source_20_Text"><text:span text:style-name="T1">f(c)</text:span></text:span><text:span text:style-name="T1"> for every character </text:span><text:span text:style-name="Source_20_Text"><text:span text:style-name="T1">c</text:span></text:span><text:span text:style-name="T1"> in the k-subsequence.</text:span></text:p>
      <text:p text:style-name="P7"><text:span text:style-name="T1">For example, consider </text:span><text:span text:style-name="Source_20_Text"><text:span text:style-name="T1">s = "abbbdd"</text:span></text:span><text:span text:style-name="T1"> and </text:span><text:span text:style-name="Source_20_Text"><text:span text:style-name="T1">k = 2</text:span></text:span><text:span text:style-name="T1">:</text:span></text:p>
      <text:list xml:id="list3500761662" text:style-name="L2">
        <text:list-item>
          <text:p text:style-name="P8"><text:span text:style-name="Source_20_Text"><text:span text:style-name="T1">f('a') = 1</text:span></text:span><text:span text:style-name="T1">, </text:span><text:span text:style-name="Source_20_Text"><text:span text:style-name="T1">f('b') = 3</text:span></text:span><text:span text:style-name="T1">, </text:span><text:span text:style-name="Source_20_Text"><text:span text:style-name="T1">f('d') = 2</text:span></text:span></text:p>
        </text:list-item>
        <text:list-item>
          <text:p text:style-name="P8"><text:span text:style-name="T1">Some k-subsequences of </text:span><text:span text:style-name="Source_20_Text"><text:span text:style-name="T1">s</text:span></text:span><text:span text:style-name="T1"> are:</text:span></text:p>
          <text:list>
            <text:list-item>
              <text:p text:style-name="P8"><text:span text:style-name="Source_20_Text"><text:span text:style-name="T1">"</text:span></text:span><text:span text:style-name="Source_20_Text"><text:span text:style-name="Strong_20_Emphasis"><text:span text:style-name="T4">ab</text:span></text:span></text:span><text:span text:style-name="Source_20_Text"><text:span text:style-name="T1">bbdd"</text:span></text:span><text:span text:style-name="T1"> -&gt; </text:span><text:span text:style-name="Source_20_Text"><text:span text:style-name="T1">"ab"</text:span></text:span><text:span text:style-name="T1"> having a beauty of </text:span><text:span text:style-name="Source_20_Text"><text:span text:style-name="T1">f('a') + f('b') = 4</text:span></text:span></text:p>
            </text:list-item>
            <text:list-item>
              <text:p text:style-name="P8"><text:span text:style-name="Source_20_Text"><text:span text:style-name="T1">"</text:span></text:span><text:span text:style-name="Source_20_Text"><text:span text:style-name="Strong_20_Emphasis"><text:span text:style-name="T4">a</text:span></text:span></text:span><text:span text:style-name="Source_20_Text"><text:span text:style-name="T1">bbb</text:span></text:span><text:span text:style-name="Source_20_Text"><text:span text:style-name="Strong_20_Emphasis"><text:span text:style-name="T4">d</text:span></text:span></text:span><text:span text:style-name="Source_20_Text"><text:span text:style-name="T1">d"</text:span></text:span><text:span text:style-name="T1"> -&gt; </text:span><text:span text:style-name="Source_20_Text"><text:span text:style-name="T1">"ad"</text:span></text:span><text:span text:style-name="T1"> having a beauty of </text:span><text:span text:style-name="Source_20_Text"><text:span text:style-name="T1">f('a') + f('d') = 3</text:span></text:span></text:p>
            </text:list-item>
            <text:list-item>
              <text:p text:style-name="P9"><text:span text:style-name="Source_20_Text"><text:span text:style-name="T1">"a</text:span></text:span><text:span text:style-name="Source_20_Text"><text:span text:style-name="Strong_20_Emphasis"><text:span text:style-name="T4">b</text:span></text:span></text:span><text:span text:style-name="Source_20_Text"><text:span text:style-name="T1">bb</text:span></text:span><text:span text:style-name="Source_20_Text"><text:span text:style-name="Strong_20_Emphasis"><text:span text:style-name="T4">d</text:span></text:span></text:span><text:span text:style-name="Source_20_Text"><text:span text:style-name="T1">d"</text:span></text:span><text:span text:style-name="T1"> -&gt; </text:span><text:span text:style-name="Source_20_Text"><text:span text:style-name="T1">"bd"</text:span></text:span><text:span text:style-name="T1"> having a beauty of </text:span><text:span text:style-name="Source_20_Text"><text:span text:style-name="T1">f('b') + f('d') = 5</text:span></text:span></text:p>
            </text:list-item>
          </text:list>
        </text:list-item>
      </text:list>
      <text:p text:style-name="P7"><text:span text:style-name="T1">Return </text:span><text:span text:style-name="Emphasis"><text:span text:style-name="T1">an integer denoting the number of k-subsequences whose </text:span></text:span><text:span text:style-name="Emphasis"><text:span text:style-name="Strong_20_Emphasis"><text:span text:style-name="T1">beauty</text:span></text:span></text:span><text:span text:style-name="Emphasis"><text:span text:style-name="T1"> is the </text:span></text:span><text:span text:style-name="Emphasis"><text:span text:style-name="Strong_20_Emphasis"><text:span text:style-name="T1">maximum</text:span></text:span></text:span><text:span text:style-name="Emphasis"><text:span text:style-name="T1"> among all </text:span></text:span><text:span text:style-name="Emphasis"><text:span text:style-name="Strong_20_Emphasis"><text:span text:style-name="T1">k-subsequences</text:span></text:span></text:span><text:span text:style-name="T1">. Since the answer may be too large, return it modulo </text:span><text:span text:style-name="Source_20_Text"><text:span text:style-name="T1">109 + 7</text:span></text:span><text:span text:style-name="T1">.</text:span></text:p>
      <text:p text:style-name="P10">A subsequence of a string is a new string formed from the original string by deleting some (possibly none) of the characters without disturbing the relative positions of the remaining characters.</text:p>
      <text:p text:style-name="P7"><text:span text:style-name="Strong_20_Emphasis"><text:span text:style-name="T1">Notes</text:span></text:span></text:p>
      <text:list xml:id="list3479550848" text:style-name="L3">
        <text:list-item>
          <text:p text:style-name="P12"><text:span text:style-name="Source_20_Text"><text:span text:style-name="T1">f(c)</text:span></text:span><text:span text:style-name="T1"> is the number of times a character </text:span><text:span text:style-name="Source_20_Text"><text:span text:style-name="T1">c</text:span></text:span><text:span text:style-name="T1"> occurs in </text:span><text:span text:style-name="Source_20_Text"><text:span text:style-name="T1">s</text:span></text:span><text:span text:style-name="T1">, not a k-subsequence.</text:span></text:p>
        </text:list-item>
        <text:list-item>
          <text:p text:style-name="P11">Two k-subsequences are considered different if one is formed by an index that is not present in the other. So, two k-subsequences may form the same string.</text:p>
        </text:list-item>
      </text:list>
      <text:p text:style-name="P10"><text:soft-page-break/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s = "bcca", k = 2</text:span></text:p>
      <text:p text:style-name="P4"><text:span text:style-name="Strong_20_Emphasis"><text:span text:style-name="T1">Output:</text:span></text:span><text:span text:style-name="T1"> 4</text:span></text:p>
      <text:p text:style-name="P4"><text:span text:style-name="Strong_20_Emphasis"><text:span text:style-name="T1">Explanation:</text:span></text:span><text:span text:style-name="T1"> From s we have f('a') = 1, f('b') = 1, and f('c') = 2.</text:span></text:p>
      <text:p text:style-name="P3">The k-subsequences of s are: </text:p>
      <text:p text:style-name="P4"><text:span text:style-name="Strong_20_Emphasis"><text:span text:style-name="T4">bc</text:span></text:span><text:span text:style-name="T1">ca having a beauty of f('b') + f('c') = 3 </text:span></text:p>
      <text:p text:style-name="P4"><text:span text:style-name="Strong_20_Emphasis"><text:span text:style-name="T4">b</text:span></text:span><text:span text:style-name="T1">c</text:span><text:span text:style-name="Strong_20_Emphasis"><text:span text:style-name="T4">c</text:span></text:span><text:span text:style-name="T1">a having a beauty of f('b') + f('c') = 3 </text:span></text:p>
      <text:p text:style-name="P4"><text:span text:style-name="Strong_20_Emphasis"><text:span text:style-name="T4">b</text:span></text:span><text:span text:style-name="T1">cc</text:span><text:span text:style-name="Strong_20_Emphasis"><text:span text:style-name="T4">a</text:span></text:span><text:span text:style-name="T1"> having a beauty of f('b') + f('a') = 2 </text:span></text:p>
      <text:p text:style-name="P4"><text:span text:style-name="T1">b</text:span><text:span text:style-name="Strong_20_Emphasis"><text:span text:style-name="T4">c</text:span></text:span><text:span text:style-name="T1">c</text:span><text:span text:style-name="Strong_20_Emphasis"><text:span text:style-name="T4">a</text:span></text:span><text:span text:style-name="Strong_20_Emphasis"><text:span text:style-name="T1"> </text:span></text:span><text:span text:style-name="T1">having a beauty of f('c') + f('a') = 3</text:span></text:p>
      <text:p text:style-name="P4"><text:span text:style-name="T1">bc</text:span><text:span text:style-name="Strong_20_Emphasis"><text:span text:style-name="T4">ca</text:span></text:span><text:span text:style-name="T1"> having a beauty of f('c') + f('a') = 3 </text:span></text:p>
      <text:p text:style-name="P3">There are 4 k-subsequences that have the maximum beauty, 3. </text:p>
      <text:p text:style-name="P2">Hence, the answer is 4. </text:p>
      <text:p text:style-name="P7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s = "abbcd", k = 4</text:span></text:p>
      <text:p text:style-name="P4"><text:span text:style-name="Strong_20_Emphasis"><text:span text:style-name="T1">Output:</text:span></text:span><text:span text:style-name="T1"> 2</text:span></text:p>
      <text:p text:style-name="P4"><text:span text:style-name="Strong_20_Emphasis"><text:span text:style-name="T1">Explanation:</text:span></text:span><text:span text:style-name="T1"> From s we have f('a') = 1, f('b') = 2, f('c') = 1, and f('d') = 1. </text:span></text:p>
      <text:p text:style-name="P3">The k-subsequences of s are: </text:p>
      <text:p text:style-name="P4"><text:span text:style-name="Strong_20_Emphasis"><text:span text:style-name="T4">ab</text:span></text:span><text:span text:style-name="T1">b</text:span><text:span text:style-name="Strong_20_Emphasis"><text:span text:style-name="T4">cd</text:span></text:span><text:span text:style-name="T1"> having a beauty of f('a') + f('b') + f('c') + f('d') = 5</text:span></text:p>
      <text:p text:style-name="P4"><text:span text:style-name="Strong_20_Emphasis"><text:span text:style-name="T4">a</text:span></text:span><text:span text:style-name="T1">b</text:span><text:span text:style-name="Strong_20_Emphasis"><text:span text:style-name="T4">bcd</text:span></text:span><text:span text:style-name="T1"> having a beauty of f('a') + f('b') + f('c') + f('d') = 5 </text:span></text:p>
      <text:p text:style-name="P3">There are 2 k-subsequences that have the maximum beauty, 5. </text:p>
      <text:p text:style-name="P2">Hence, the answer is 2. </text:p>
      <text:p text:style-name="P10"> </text:p>
      <text:p text:style-name="P7"><text:span text:style-name="Strong_20_Emphasis"><text:span text:style-name="T1">Constraints:</text:span></text:span></text:p>
      <text:list xml:id="list2077960269" text:style-name="L4">
        <text:list-item>
          <text:p text:style-name="P13"><text:span text:style-name="Source_20_Text"><text:span text:style-name="T1">1 &lt;= s.length &lt;= 2 * 105</text:span></text:span></text:p>
        </text:list-item>
        <text:list-item>
          <text:p text:style-name="P13"><text:span text:style-name="Source_20_Text"><text:span text:style-name="T1">1 &lt;= k &lt;= s.length</text:span></text:span></text:p>
        </text:list-item>
        <text:list-item>
          <text:p text:style-name="P14"><text:span text:style-name="Source_20_Text"><text:span text:style-name="T1">s</text:span></text:span><text:span text:style-name="T1"> consists only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11:33:48.989000000</dc:date>
    <meta:editing-duration>PT8S</meta:editing-duration>
    <meta:editing-cycles>1</meta:editing-cycles>
    <meta:document-statistic meta:table-count="0" meta:image-count="0" meta:object-count="0" meta:page-count="2" meta:paragraph-count="49" meta:word-count="454" meta:character-count="2280" meta:non-whitespace-character-count="1874"/>
    <meta:generator>LibreOffice/7.2.2.2$Windows_X86_64 LibreOffice_project/02b2acce88a210515b4a5bb2e46cbfb63fe97d56</meta:generator>
  </office:meta>
</office:document-meta>
</file>